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LIX REVIEWS THE CHARGES AGAINST PAUL (24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LIX REVIEWS THE CHARGES AGAINST PAUL (24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famation by the prosecution (24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defamation by the prosecution (24:1-9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political rebel (24:1-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 ringleader of the Nazarene sect (24:5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is a Temple defiler (24:6-9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ELIX REVIEWS THE CHARGES AGAINST PAUL (24:1-23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defamation by the prosecution (24:1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defence by the prisoner (24:10-2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fence by the prisoner (24:10-21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denies charges one and three (24:10-13, 15-20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affirms charge number two (24:14, 2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ELIX REVIEWS THE CHARGES AGAINST PAUL (24:1-2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famation by the prosecution (24:1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efence by the prisoner (24:10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deference by the politician (24:22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4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LIX REVIEWS THE CHARGES AGAINST PAUL (24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LIX REFUSES THE CHRIST OF PAUL (24:24-2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ELIX REFUSES THE CHRIST OF PAUL (24:24-25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aul's theme (24:24-25a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elix's terror (24:25b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ACTS 24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FELIX REVIEWS THE CHARGES AGAINST PAUL (24:1-2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FELIX REFUSES THE CHRIST OF PAUL (24:24-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FELIX REQUESTS SOME CASH FROM PAUL (24:26-2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4 </dc:title>
    <meta:initial-creator>David STRICKLAND</meta:initial-creator>
    <dc:creator>David STRICKLAND</dc:creator>
    <meta:creation-date>2020-02-22T19:26:08Z</meta:creation-date>
    <dc:date>2020-02-22T19:26:09Z</dc:date>
    <meta:template xlink:href="BibleStudy" xlink:type="simple"/>
    <meta:editing-cycles>1</meta:editing-cycles>
    <meta:editing-duration>PT0S</meta:editing-duration>
    <meta:document-statistic meta:paragraph-count="28" meta:word-count="233"/>
  </office:meta>
</office:document-meta>
</file>